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AttributesTests.unresolvableClassWithLinkag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AttributesTests.getEnumWithEmpty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AttributesTests.getEnumWithType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AttributesTests.singleElementToSingleElementArrayConversionSup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notationAttributesTests.unresolvableClassWithClass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AttributesTests.typeSafeAttributeA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nnotationAttributesTests.getAliasedStringArrayWithImplici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nnotationAttributesTests.nest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AttributesTests.getEnumWithNull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AttributesTests.getAliasedStringWithImplici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notationAttributesTests.getEnumWithUnknown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